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823d7b" style:parent-style-name="Heading2">
      <style:paragraph-properties/>
    </style:style>
    <style:style style:family="paragraph" style:name="a1c1d70" style:parent-style-name="Heading1">
      <style:paragraph-properties fo:break-before="page"/>
    </style:style>
  </office:automatic-styles>
  <office:body>
    <office:text>
      <text:p text:style-name="a1c1d70">MyHeading1</text:p>
      <text:p text:style-name="Normal">Asdfasdf</text:p>
      <text:h text:outline-level="2" text:style-name="a823d7b">MyHeading2</text:h>
      <text:p text:style-name="Normal">asdfasdfas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efault-outline-level="2" style:display-name="Heading 2" style:family="paragraph" style:name="Heading2" style:next-style-name="Normal" style:parent-style-name="Normal">
      <style:paragraph-properties fo:margin-bottom="0.0mm" fo:margin-top="2.82mm"/>
      <style:text-properties fo:color="#2E74B5" fo:font-size="13.0pt" style:font-name="Calibri Light" style:font-name-asian="Times New Roman" style:font-name-complex="Times New Roman" style:font-size-asian="13.0pt"/>
    </style:style>
    <style:style style:default-outline-level="1" style:display-name="Heading 1" style:family="paragraph" style:name="Heading1" style:next-style-name="Normal" style:parent-style-name="Normal">
      <style:paragraph-properties fo:margin-bottom="0.0mm" fo:margin-top="4.23mm"/>
      <style:text-properties fo:color="#2E74B5" fo:font-size="16.0pt" style:font-name="Calibri Light" style:font-name-asian="Times New Roman" style:font-name-complex="Times New Roman" style:font-size-asian="16.0pt"/>
    </style:style>
    <style:style style:display-name="Default Paragraph Font" style:family="text" style:name="DefaultParagraphFont" style:parent-style-name="default_character_style"/>
    <style:style style:display-name="Heading 2 Char" style:family="text" style:name="Heading2Char" style:parent-style-name="DefaultParagraphFont">
      <style:text-properties fo:color="#2E74B5" fo:font-size="13.0pt" style:font-name="Calibri Light" style:font-name-asian="Times New Roman" style:font-name-complex="Times New Roman" style:font-size-asian="13.0pt"/>
    </style:style>
    <style:style style:display-name="Heading 1 Char" style:family="text" style:name="Heading1Char" style:parent-style-name="DefaultParagraphFont">
      <style:text-properties fo:color="#2E74B5" fo:font-size="16.0pt" style:font-name="Calibri Light" style:font-name-asian="Times New Roman" style:font-name-complex="Times New Roman" style:font-size-asian="16.0pt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6S</meta:editing-duration>
  </office:meta>
</office:document-meta>
</file>